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95cm" style:rel-column-width="11545*"/>
    </style:style>
    <style:style style:name="Table2.B" style:family="table-column">
      <style:table-column-properties style:column-width="6.008cm" style:rel-column-width="23159*"/>
    </style:style>
    <style:style style:name="Table2.C" style:family="table-column">
      <style:table-column-properties style:column-width="7.997cm" style:rel-column-width="308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2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2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995cm" style:rel-column-width="11545*"/>
    </style:style>
    <style:style style:name="Table3.B" style:family="table-column">
      <style:table-column-properties style:column-width="6.008cm" style:rel-column-width="23159*"/>
    </style:style>
    <style:style style:name="Table3.C" style:family="table-column">
      <style:table-column-properties style:column-width="7.997cm" style:rel-column-width="3083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3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3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5cm" style:rel-column-width="11545*"/>
    </style:style>
    <style:style style:name="Table4.B" style:family="table-column">
      <style:table-column-properties style:column-width="6.008cm" style:rel-column-width="23159*"/>
    </style:style>
    <style:style style:name="Table4.C" style:family="table-column">
      <style:table-column-properties style:column-width="7.997cm" style:rel-column-width="3083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4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4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5cm" style:rel-column-width="11545*"/>
    </style:style>
    <style:style style:name="Table5.B" style:family="table-column">
      <style:table-column-properties style:column-width="6.008cm" style:rel-column-width="23159*"/>
    </style:style>
    <style:style style:name="Table5.C" style:family="table-column">
      <style:table-column-properties style:column-width="7.997cm" style:rel-column-width="3083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5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5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2.995cm" style:rel-column-width="11545*"/>
    </style:style>
    <style:style style:name="Table6.B" style:family="table-column">
      <style:table-column-properties style:column-width="6.008cm" style:rel-column-width="23159*"/>
    </style:style>
    <style:style style:name="Table6.C" style:family="table-column">
      <style:table-column-properties style:column-width="7.997cm" style:rel-column-width="3083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6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6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995cm" style:rel-column-width="11545*"/>
    </style:style>
    <style:style style:name="Table7.B" style:family="table-column">
      <style:table-column-properties style:column-width="6.008cm" style:rel-column-width="23159*"/>
    </style:style>
    <style:style style:name="Table7.C" style:family="table-column">
      <style:table-column-properties style:column-width="7.997cm" style:rel-column-width="3083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7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7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281a27" officeooo:paragraph-rsid="00281a27"/>
    </style:style>
    <style:style style:name="P6" style:family="paragraph" style:parent-style-name="Text_20_body">
      <style:text-properties officeooo:rsid="00281a27" officeooo:paragraph-rsid="002a10ff"/>
    </style:style>
    <style:style style:name="P7" style:family="paragraph" style:parent-style-name="Text_20_body">
      <style:text-properties officeooo:rsid="00281a27" officeooo:paragraph-rsid="002ca798"/>
    </style:style>
    <style:style style:name="P8" style:family="paragraph" style:parent-style-name="Title">
      <style:text-properties officeooo:rsid="0017e5c1" officeooo:paragraph-rsid="0017e5c1"/>
    </style:style>
    <style:style style:name="P9" style:family="paragraph" style:parent-style-name="Subtitle">
      <style:text-properties officeooo:rsid="001f39cf" officeooo:paragraph-rsid="001f39cf"/>
    </style:style>
    <style:style style:name="P10" style:family="paragraph" style:parent-style-name="Text_20_body">
      <style:paragraph-properties fo:background-color="#e6e6e6">
        <style:background-image/>
      </style:paragraph-properties>
      <style:text-properties style:font-name="DejaVu Sans Mono" fo:font-size="9pt" officeooo:rsid="0026f252" officeooo:paragraph-rsid="0026f252" fo:background-color="transparent" style:font-size-asian="9pt" style:font-size-complex="9pt"/>
    </style:style>
    <style:style style:name="P1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style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48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P49" style:family="paragraph" style:parent-style-name="Text_20_body" style:list-style-name="L1">
      <style:text-properties officeooo:rsid="001b36a3" officeooo:paragraph-rsid="001b36a3"/>
    </style:style>
    <style:style style:name="P50" style:family="paragraph" style:parent-style-name="Text_20_body" style:list-style-name="L1">
      <style:text-properties officeooo:rsid="0035bc44" officeooo:paragraph-rsid="0035bc44"/>
    </style:style>
    <style:style style:name="P51" style:family="paragraph" style:parent-style-name="Text_20_body" style:list-style-name="L2">
      <style:text-properties officeooo:rsid="001ca91f" officeooo:paragraph-rsid="001ca91f"/>
    </style:style>
    <style:style style:name="P52" style:family="paragraph" style:parent-style-name="Text_20_body" style:list-style-name="L1">
      <style:text-properties officeooo:rsid="0037e243" officeooo:paragraph-rsid="0037e243"/>
    </style:style>
    <style:style style:name="P53" style:family="paragraph" style:parent-style-name="Heading_20_1">
      <style:text-properties officeooo:rsid="0036da7f" officeooo:paragraph-rsid="0036da7f"/>
    </style:style>
    <style:style style:name="P54" style:family="paragraph" style:parent-style-name="Heading_20_1" style:master-page-name="">
      <style:paragraph-properties style:page-number="auto" fo:break-before="page"/>
      <style:text-properties officeooo:rsid="00281a27" officeooo:paragraph-rsid="00281a27"/>
    </style:style>
    <style:style style:name="P55" style:family="paragraph" style:parent-style-name="Heading_20_1">
      <style:paragraph-properties fo:break-before="page"/>
      <style:text-properties officeooo:rsid="0026f252" officeooo:paragraph-rsid="0034c935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2a10ff"/>
    </style:style>
    <style:style style:name="T6" style:family="text">
      <style:text-properties officeooo:rsid="002ca798"/>
    </style:style>
    <style:style style:name="T7" style:family="text">
      <style:text-properties officeooo:rsid="002f78f6"/>
    </style:style>
    <style:style style:name="T8" style:family="text">
      <style:text-properties officeooo:rsid="00329889"/>
    </style:style>
    <style:style style:name="T9" style:family="text">
      <style:text-properties officeooo:rsid="0034844b"/>
    </style:style>
    <style:style style:name="T10" style:family="text">
      <style:text-properties officeooo:rsid="0034c935"/>
    </style:style>
    <style:style style:name="T11" style:family="text">
      <style:text-properties officeooo:rsid="0036d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roker <text:span text:style-name="T11">User </text:span>Manual</text:p>
      <text:p text:style-name="P9">Notes</text:p>
      <text:h text:style-name="P53" text:outline-level="1">Plug Ins</text:h>
      <text:p text:style-name="P3"><text:span text:style-name="T4">a</text:span>rjuna-technologies:</text:p>
      <text:list xml:id="list5494862718436636583" text:style-name="L1">
        <text:list-item>
          <text:p text:style-name="P49">Drupal_DataBroker_PlugIn</text:p>
        </text:list-item>
        <text:list-item>
          <text:p text:style-name="P49">JEEBatch_DataBroker_Support</text:p>
        </text:list-item>
        <text:list-item>
          <text:p text:style-name="P49">GeoAPI_DataBroker_PlugIn</text:p>
        </text:list-item>
        <text:list-item>
          <text:p text:style-name="P49">GeoTools_DataBroker_PlugIn</text:p>
        </text:list-item>
        <text:list-item>
          <text:p text:style-name="P49">Interconnect_DataBroker_PlugIn</text:p>
        </text:list-item>
        <text:list-item>
          <text:p text:style-name="P49">Simple_DataBroker_PlugIn</text:p>
        </text:list-item>
        <text:list-item>
          <text:p text:style-name="P50">Apache-POI_DataBroker_PlugIn</text:p>
        </text:list-item>
        <text:list-item>
          <text:p text:style-name="P50">TestSupport_DataBroker_Utilities</text:p>
        </text:list-item>
        <text:list-item>
          <text:p text:style-name="P50">FileSystem_DataBroker_PlugIn</text:p>
        </text:list-item>
        <text:list-item>
          <text:p text:style-name="P52">JDBC_DataBroker_PlugIn</text:p>
        </text:list-item>
        <text:list-item>
          <text:p text:style-name="P52">CKAN_DataBroker_PlugIn</text:p>
        </text:list-item>
        <text:list-item>
          <text:p text:style-name="P50">DataBroker_Utilities</text:p>
        </text:list-item>
      </text:list>
      <text:p text:style-name="P4">RISBIC:</text:p>
      <text:list xml:id="list8574089418107502163" text:style-name="L2">
        <text:list-item>
          <text:p text:style-name="P51">DataFlow_Utilities</text:p>
        </text:list-item>
        <text:list-item>
          <text:p text:style-name="P51">eScienceCentral_DataBroker_PlugIn</text:p>
        </text:list-item>
        <text:list-item>
          <text:p text:style-name="P51">JdbcSourcePlugin</text:p>
        </text:list-item>
      </text:list>
      <text:h text:style-name="P54" text:outline-level="1">PlugIn</text:h>
      <text:p text:style-name="P5">Drupal_DataBroker_PlugI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Data Node Type</text:p>
          </table:table-cell>
          <table:table-cell table:style-name="Table2.A1" office:value-type="string">
            <text:p text:style-name="P17">Name</text:p>
          </table:table-cell>
          <table:table-cell table:style-name="Table2.C1" office:value-type="string">
            <text:p text:style-name="P23">Description</text:p>
          </table:table-cell>
        </table:table-row>
        <table:table-row table:style-name="Table2.1">
          <table:table-cell table:style-name="Table2.A2" office:value-type="string">
            <text:p text:style-name="P29">DataService</text:p>
          </table:table-cell>
          <table:table-cell table:style-name="Table2.A2" office:value-type="string">
            <text:p text:style-name="P29">ProviderXMLFeedDataService</text:p>
          </table:table-cell>
          <table:table-cell table:style-name="Table2.C2" office:value-type="string">
            <text:p text:style-name="P29">Allows Drupal to acquire via a Feed, with an XML Feed Parser</text:p>
          </table:table-cell>
        </table:table-row>
      </table:table>
      <text:p text:style-name="P5">GeoTools_DataBroker_PlugI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Data Node Type</text:p>
          </table:table-cell>
          <table:table-cell table:style-name="Table3.A1" office:value-type="string">
            <text:p text:style-name="P18">Name</text:p>
          </table:table-cell>
          <table:table-cell table:style-name="Table3.C1" office:value-type="string">
            <text:p text:style-name="P24">Description</text:p>
          </table:table-cell>
        </table:table-row>
        <table:table-row table:style-name="Table3.1">
          <table:table-cell table:style-name="Table3.A2" office:value-type="string">
            <text:p text:style-name="P30">Data<text:span text:style-name="T5">Processor</text:span></text:p>
          </table:table-cell>
          <table:table-cell table:style-name="Table3.A2" office:value-type="string">
            <text:p text:style-name="P35">ShapeFileConverterDataProcessor</text:p>
          </table:table-cell>
          <table:table-cell table:style-name="Table3.C2" office:value-type="string">
            <text:p text:style-name="P44">Converts each feature within a ShapeFile into a CSV string</text:p>
          </table:table-cell>
        </table:table-row>
      </table:table>
      <text:p text:style-name="P6">Interconnect_DataBroker_PlugI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Data Node Type</text:p>
          </table:table-cell>
          <table:table-cell table:style-name="Table4.A1" office:value-type="string">
            <text:p text:style-name="P19">Name</text:p>
          </table:table-cell>
          <table:table-cell table:style-name="Table4.C1" office:value-type="string">
            <text:p text:style-name="P25">Description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ource</text:span></text:p>
          </table:table-cell>
          <table:table-cell table:style-name="Table4.A2" office:value-type="string">
            <text:p text:style-name="P36">PullWebServiceDataSource</text:p>
          </table:table-cell>
          <table:table-cell table:style-name="Table4.C2" office:value-type="string">
            <text:p text:style-name="P40">Pulls data from another DataBroke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ource</text:span></text:p>
          </table:table-cell>
          <table:table-cell table:style-name="Table4.A2" office:value-type="string">
            <text:p text:style-name="P36">AcceptorWebServiceDataSource</text:p>
          </table:table-cell>
          <table:table-cell table:style-name="Table4.C2" office:value-type="string">
            <text:p text:style-name="P40">Acceptors data from another DataBroke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ink</text:span></text:p>
          </table:table-cell>
          <table:table-cell table:style-name="Table4.A2" office:value-type="string">
            <text:p text:style-name="P36">PushWebServiceDataSink</text:p>
          </table:table-cell>
          <table:table-cell table:style-name="Table4.C2" office:value-type="string">
            <text:p text:style-name="P40">Pushes data to another DataBroker, via an accepto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ink</text:span></text:p>
          </table:table-cell>
          <table:table-cell table:style-name="Table4.A2" office:value-type="string">
            <text:p text:style-name="P36">ProviderWebServiceDataSink</text:p>
          </table:table-cell>
          <table:table-cell table:style-name="Table4.C2" office:value-type="string">
            <text:p text:style-name="P40">Provider data to another DataBroker, via a puller.</text:p>
          </table:table-cell>
        </table:table-row>
      </table:table>
      <text:p text:style-name="P7">Simple_DataBroker_PlugI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Data Node Type</text:p>
          </table:table-cell>
          <table:table-cell table:style-name="Table5.A1" office:value-type="string">
            <text:p text:style-name="P20">Name</text:p>
          </table:table-cell>
          <table:table-cell table:style-name="Table5.C1" office:value-type="string">
            <text:p text:style-name="P26">Description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6">Source</text:span></text:p>
          </table:table-cell>
          <table:table-cell table:style-name="Table5.A2" office:value-type="string">
            <text:p text:style-name="P37"><text:span text:style-name="T7">Simple</text:span>DataSource</text:p>
          </table:table-cell>
          <table:table-cell table:style-name="Table5.C2" office:value-type="string">
            <text:p text:style-name="P41">Simple example of a data source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ink</text:span></text:p>
          </table:table-cell>
          <table:table-cell table:style-name="Table5.A2" office:value-type="string">
            <text:p text:style-name="P37"><text:span text:style-name="T7">Simple</text:span>DataS<text:span text:style-name="T7">ink</text:span></text:p>
          </table:table-cell>
          <table:table-cell table:style-name="Table5.C2" office:value-type="string">
            <text:p text:style-name="P41">Simple example of a data sink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Processor</text:span></text:p>
          </table:table-cell>
          <table:table-cell table:style-name="Table5.A2" office:value-type="string">
            <text:p text:style-name="P37"><text:span text:style-name="T7">Simple</text:span>Data<text:span text:style-name="T7">Processor</text:span></text:p>
          </table:table-cell>
          <table:table-cell table:style-name="Table5.C2" office:value-type="string">
            <text:p text:style-name="P41">Simple example of a data processor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tore</text:span></text:p>
          </table:table-cell>
          <table:table-cell table:style-name="Table5.A2" office:value-type="string">
            <text:p text:style-name="P41">SimpleDataStore</text:p>
          </table:table-cell>
          <table:table-cell table:style-name="Table5.C2" office:value-type="string">
            <text:p text:style-name="P41">Simple example of a data store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ervice</text:span></text:p>
          </table:table-cell>
          <table:table-cell table:style-name="Table5.A2" office:value-type="string">
            <text:p text:style-name="P32"><text:span text:style-name="T7">Simple</text:span>Data<text:span text:style-name="T7">Service</text:span></text:p>
          </table:table-cell>
          <table:table-cell table:style-name="Table5.C2" office:value-type="string">
            <text:p text:style-name="P41">Simple example of a data service</text:p>
          </table:table-cell>
        </table:table-row>
      </table:table>
      <text:p text:style-name="P48"><text:soft-page-break/>eScienceCentral_DataBroker_PlugI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Data Node Type</text:p>
          </table:table-cell>
          <table:table-cell table:style-name="Table6.A1" office:value-type="string">
            <text:p text:style-name="P21">Name</text:p>
          </table:table-cell>
          <table:table-cell table:style-name="Table6.C1" office:value-type="string">
            <text:p text:style-name="P27">Description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6">Source</text:span></text:p>
          </table:table-cell>
          <table:table-cell table:style-name="Table6.A2" office:value-type="string">
            <text:p text:style-name="P38"><text:span text:style-name="T8">Esc</text:span>DataSource</text:p>
          </table:table-cell>
          <table:table-cell table:style-name="Table6.C2" office:value-type="string">
            <text:p text:style-name="P42"><text:span text:style-name="T8">Allows an eScienceCentral</text:span> <text:span text:style-name="T8">DataSet to be a</text:span> data source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7">Processor</text:span></text:p>
          </table:table-cell>
          <table:table-cell table:style-name="Table6.A2" office:value-type="string">
            <text:p text:style-name="P38"><text:span text:style-name="T8">Esc</text:span>Data<text:span text:style-name="T7">Processor</text:span></text:p>
          </table:table-cell>
          <table:table-cell table:style-name="Table6.C2" office:value-type="string">
            <text:p text:style-name="P43"><text:span text:style-name="T8">Allows data to be processed by eScienceCentral</text:span> <text:span text:style-name="T9">workflows</text:span> <text:span text:style-name="T9">to form a</text:span> data processor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7">Service</text:span></text:p>
          </table:table-cell>
          <table:table-cell table:style-name="Table6.A2" office:value-type="string">
            <text:p text:style-name="P33"><text:span text:style-name="T8">Esc</text:span>Data<text:span text:style-name="T7">Service</text:span></text:p>
          </table:table-cell>
          <table:table-cell table:style-name="Table6.C2" office:value-type="string">
            <text:p text:style-name="P45">Allows DataSet to be sent to eScienceCentral as a data service</text:p>
          </table:table-cell>
        </table:table-row>
      </table:table>
      <text:p text:style-name="P47">JdbcSourcePlugin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Data Node Type</text:p>
          </table:table-cell>
          <table:table-cell table:style-name="Table7.A1" office:value-type="string">
            <text:p text:style-name="P22">Name</text:p>
          </table:table-cell>
          <table:table-cell table:style-name="Table7.C1" office:value-type="string">
            <text:p text:style-name="P28">Description</text:p>
          </table:table-cell>
        </table:table-row>
        <table:table-row table:style-name="Table7.1">
          <table:table-cell table:style-name="Table7.A2" office:value-type="string">
            <text:p text:style-name="P34">Data<text:span text:style-name="T6">Source</text:span></text:p>
          </table:table-cell>
          <table:table-cell table:style-name="Table7.A2" office:value-type="string">
            <text:p text:style-name="P39"><text:span text:style-name="T10">Jdbc</text:span>Source</text:p>
          </table:table-cell>
          <table:table-cell table:style-name="Table7.C2" office:value-type="string">
            <text:p text:style-name="P46">Allows an JDBC Connection to be a data source</text:p>
          </table:table-cell>
        </table:table-row>
      </table:table>
      <text:p text:style-name="Text_20_body"/>
      <text:h text:style-name="P55" text:outline-level="1">Example XML DataFlow Config</text:h>
      <text:p text:style-name="P10">&lt;?xml version="1.0" encoding="UTF-8"?&gt;<text:line-break/><text:line-break/>&lt;dataflow name="Example 04"&gt;<text:line-break/> <text:s text:c="3"/>&lt;metaProperties&gt;<text:line-break/> <text:s text:c="7"/>&lt;metaProperty name="MetaName01" value="MetaValue01"/&gt;<text:line-break/> <text:s text:c="3"/>&lt;/metaProperties&gt;<text:line-break/> <text:s text:c="3"/>&lt;properties&gt;<text:line-break/> <text:s text:c="7"/>&lt;property name="Name01" value="Value01"/&gt;<text:line-break/> <text:s text:c="3"/>&lt;/properties&gt;<text:line-break/><text:line-break/> <text:s text:c="3"/>&lt;dataFlowNodeFactory name="DFNF1" class="com.tests.Dummy01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Factory name="DFNF2" class="com.tests.Dummy02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 name="DFN1" type="datasource" factoryName="DFNF1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Node name="DFN2" type="datasink" factoryName="DFNF2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Link sourceDataFlowNode="DFN1" sinkDataFlowNode="DFN2"/&gt;<text:line-break/>&lt;/datafl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style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User Manual</text:span><text:tab/><text:span text:style-name="MT1">1.0</text:span></text:p>
      </style:header>
      <style:footer>
        <text:p text:style-name="MP2"><text:tab/><text:span text:style-name="MT2"><text:page-number text:select-page="current">5</text:page-number></text:span><text:span text:style-name="MT2"> </text:span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9M54S</meta:editing-duration>
    <meta:editing-cycles>48</meta:editing-cycles>
    <meta:generator>LibreOffice/4.2.6.3$Linux_X86_64 LibreOffice_project/420$Build-3</meta:generator>
    <dc:date>2014-10-17T22:53:28.768981091</dc:date>
    <dc:creator>Stuart Wheater</dc:creator>
    <meta:document-statistic meta:table-count="6" meta:image-count="0" meta:object-count="0" meta:page-count="5" meta:paragraph-count="94" meta:word-count="314" meta:character-count="3576" meta:non-whitespace-character-count="3072"/>
    <meta:user-defined meta:name="Info 1"/>
    <meta:user-defined meta:name="Info 2"/>
    <meta:user-defined meta:name="Info 3"/>
    <meta:user-defined meta:name="Info 4"/>
  </office:meta>
</office:document-meta>
</file>